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fo:language="pt" fo:country="BR" style:text-underline-style="solid" style:text-underline-width="auto" style:text-underline-color="font-color" style:font-name-complex="Arial"/>
    </style:style>
    <style:style style:name="P11" style:family="paragraph" style:parent-style-name="Text_20_body">
      <style:paragraph-properties fo:margin-top="0.199cm" fo:margin-bottom="0.199cm"/>
    </style:style>
    <style:style style:name="P12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13" style:family="paragraph" style:parent-style-name="Text_20_body">
      <style:paragraph-properties fo:margin-left="0cm" fo:margin-right="0cm" fo:margin-top="0.199cm" fo:margin-bottom="0.199cm" fo:text-indent="1.199cm" style:auto-text-indent="false"/>
      <style:text-properties style:font-name-complex="Arial"/>
    </style:style>
    <style:style style:name="P14" style:family="paragraph" style:parent-style-name="Text_20_body">
      <style:paragraph-properties fo:margin-left="0cm" fo:margin-right="0cm" fo:text-indent="1.199cm" style:auto-text-indent="false"/>
    </style:style>
    <style:style style:name="P15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/>
    </style:style>
    <style:style style:name="P17" style:family="paragraph" style:parent-style-name="Text_20_body">
      <style:text-properties style:text-underline-style="solid" style:text-underline-width="auto" style:text-underline-color="font-color" style:font-name-complex="Arial"/>
    </style:style>
    <style:style style:name="P18" style:family="paragraph" style:parent-style-name="Text_20_body">
      <style:paragraph-properties fo:margin-top="0.199cm" fo:margin-bottom="0.199cm"/>
    </style:style>
    <style:style style:name="P19" style:family="paragraph" style:parent-style-name="Text_20_body" style:list-style-name="L1">
      <style:paragraph-properties fo:margin-top="0.199cm" fo:margin-bottom="0.199cm"/>
    </style:style>
    <style:style style:name="P20" style:family="paragraph" style:parent-style-name="Text_20_body">
      <style:paragraph-properties fo:margin-left="0cm" fo:margin-right="0cm" fo:margin-top="0.199cm" fo:margin-bottom="0.199cm" fo:text-indent="1.199cm" style:auto-text-indent="false"/>
    </style:style>
    <style:style style:name="P21" style:family="paragraph" style:parent-style-name="Heading_20_1">
      <style:text-properties fo:language="pt" fo:country="BR"/>
    </style:style>
    <style:style style:name="P22" style:family="paragraph" style:parent-style-name="Heading_20_1">
      <style:paragraph-properties fo:margin-left="0cm" fo:margin-right="0cm" fo:text-indent="0.499cm" style:auto-text-indent="false"/>
    </style:style>
    <style:style style:name="T1" style:family="text">
      <style:text-properties fo:font-size="10pt" style:font-size-asian="10pt"/>
    </style:style>
    <style:style style:name="T2" style:family="text">
      <style:text-properties fo:language="pt" fo:country="BR" style:language-complex="ar" style:country-complex="SA"/>
    </style:style>
    <style:style style:name="T3" style:family="text">
      <style:text-properties style:font-name-complex="Ari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7">Food Delivery Web</text:p>
      <text:p text:style-name="P2">Documento de Visão</text:p>
      <text:p text:style-name="P5"/>
      <text:p text:style-name="P4">Histórico de Revis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6">Caso de Uso UC7 “Manter formas de pagamento”</text:p>
          </table:table-cell>
          <table:table-cell table:style-name="Tabela1.D2" office:value-type="string">
            <text:p text:style-name="P6"><text:s text:c="2"/>Renato Correa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9">Manter formas de pagamento</text:p>
      <text:h text:style-name="P21" text:outline-level="1">Breve Descrição</text:h>
      <text:p text:style-name="Text_20_body">Este caso de uso representa a manutenção dos dados referentes às formas de pagamento. Será demonstrado como efetuar inserção, alteração, exclusão e consulta das formas de pagamento.</text:p>
      <text:h text:style-name="P21" text:outline-level="1">Referências </text:h>
      <text:p text:style-name="Text_20_body">Não há.</text:p>
      <text:h text:style-name="P21" text:outline-level="1">Atores</text:h>
      <text:p text:style-name="Text_20_body">Administrador</text:p>
      <text:h text:style-name="P21" text:outline-level="1">Pré-condições</text:h>
      <text:p text:style-name="Text_20_body">Realizar login no sistema.</text:p>
      <text:h text:style-name="P21" text:outline-level="1">Fluxos de Eventos</text:h>
      <text:h text:style-name="Heading_20_2" text:outline-level="2">Fluxo Básico</text:h>
      <text:p text:style-name="Text_20_body">Este caso de uso começa quando o ator seleciona a opção “Formas de pagamento” no menu “Administração”:</text:p>
      <text:p text:style-name="P12">1. O sistema apresenta a grade com todos as formas de pagamento cadastradas, ordenando-as por código de identificação e data de cadastrado. As seguintes informações serão exibidas na grade: código; descrição; tipo (Cartão, Cheque, Dinheiro); <text:s/>desconto/acréscimo por utilizar aquela forma de pagamento; q<text:span text:style-name="T5">uantas parcelas o valor total pode ser dividido através <text:s/>da forma de pagamento (1x, 2x, 3x, Nx).</text:span></text:p>
      <text:list xml:id="list1263437135" text:style-name="L1">
        <text:list-item>
          <text:list>
            <text:list-item>
              <text:list>
                <text:list-item>
                  <text:p text:style-name="P19">O sistema disponibilizará, em forma de ícone, a opção de inserir, alterar, <text:s/>remover e exibir detalhes.</text:p>
                </text:list-item>
                <text:list-item>
                  <text:p text:style-name="P19">O caso de uso se encerra.</text:p>
                </text:list-item>
              </text:list>
            </text:list-item>
          </text:list>
        </text:list-item>
      </text:list>
      <text:h text:style-name="Heading_20_2" text:outline-level="2">Fluxos Alternativos</text:h>
      <text:p text:style-name="P10">A1 – Incluir</text:p>
      <text:p text:style-name="Text_20_body"><text:soft-page-break/>No passo 1 do fluxo básico: </text:p>
      <text:p text:style-name="P11">1. O ator clica no ícone de <text:span text:style-name="T4">incluir</text:span> “Forma de Pagamento”;</text:p>
      <text:p text:style-name="P12">2. O sistema exibe um formulário com os campos: descrição; tipo da forma de pagamento (cheque; cartão de crédito; dinheiro); descontos ao utilizar aquela forma de pagamento; acréscimos ao utilizar aquela forma de pagamento; quantidade de pagamentos que podem ser feitos utilizando aquela forma de pagamento;</text:p>
      <text:p text:style-name="P12">3. O ator informa os valores dos dados.</text:p>
      <text:p text:style-name="P12">4. O ator clica no ícone para salvar os dados.</text:p>
      <text:p text:style-name="P12">5. O sistema inclui os dados na base de dados e exibe a mensagem “Forma de pagamento cadastrada com sucesso”.</text:p>
      <text:p text:style-name="P14">6. O sistema retorna ao passo 1 do fluxo básico. </text:p>
      <text:p text:style-name="P16">A2 – Alterar</text:p>
      <text:p text:style-name="Text_20_body">No passo 1 do fluxo básico: </text:p>
      <text:p text:style-name="P11">1. O ator clica no ícone de <text:span text:style-name="T4">alterar</text:span> “Forma de Pagamento”;</text:p>
      <text:p text:style-name="P12">2. O sistema exibe um formulário com os campos: descrição; tipo da forma de pagamento (cheque; cartão de crédito; dinheiro); descontos ao utilizar aquela forma de pagamento; acréscimos ao utilizar aquela forma de pagamento; quantidade de pagamentos que podem ser feitos utilizando aquela forma de pagamento;</text:p>
      <text:p text:style-name="P12">3. O ator altera os valores dos dados.</text:p>
      <text:p text:style-name="P12">4. O ator seleciona a opção Salvar.</text:p>
      <text:p text:style-name="P12">5. O sistema altera os dados da forma de pagamento na base de dados e exibe a mensagem “Forma de pagamento alterada com sucesso”.</text:p>
      <text:p text:style-name="P13">6. O sistema retorna ao passo 1 do fluxo básico.</text:p>
      <text:p text:style-name="P17">A3 – Excluir</text:p>
      <text:p text:style-name="Text_20_body">No passo 1 do fluxo básico: </text:p>
      <text:p text:style-name="P11">1. O ator clica no ícone de <text:span text:style-name="T4">excluir</text:span> “Forma de Pagamento” da linha correspondente ao item que deseja remover;</text:p>
      <text:p text:style-name="P12">2. <text:span text:style-name="T3">O sistema valida a exclusão</text:span></text:p>
      <text:p text:style-name="P12"><text:span text:style-name="T3">3. O sistema exclui as informações referentes àquela “Forma de Pagamento”.</text:span></text:p>
      <text:p text:style-name="P12"><text:span text:style-name="T3">4. O sistema exibe a mensagem “Forma de Pagamento excluída com sucesso!”.</text:span></text:p>
      <text:p text:style-name="P13">6. O sistema retorna ao passo 1 do fluxo básico.</text:p>
      <text:p text:style-name="P17">A4 – Exibir Detalhes</text:p>
      <text:p text:style-name="Text_20_body">No passo 1 do fluxo básico: </text:p>
      <text:p text:style-name="P11">1. O ator clica no ícone de <text:span text:style-name="T4">exibir detalhes</text:span> correspondente ao item que deseja visualizar;</text:p>
      <text:p text:style-name="P12">2. O sistema exibe um formulário com os campos: descrição; tipo da forma de pagamento (cheque; cartão de crédito; dinheiro); descontos ao utilizar aquela forma de pagamento; acréscimos ao utilizar aquela forma de pagamento; quantidade de pagamentos que podem ser feitos utilizando aquela forma de pagamento;</text:p>
      <text:p text:style-name="P12"><text:soft-page-break/>3. O sistema bloqueia os campos do formulário;</text:p>
      <text:p text:style-name="P12"><text:span text:style-name="T3">4. O sistema retorna ao passo 1 do fluxo básico.</text:span></text:p>
      <text:h text:style-name="P22" text:outline-level="1">Pontos de <text:span text:style-name="T2">Extensão</text:span></text:h>
      <text:p text:style-name="Text_20_body">Não há.</text:p>
      <text:h text:style-name="P21" text:outline-level="1">Casos de Uso Incluídos</text:h>
      <text:p text:style-name="Text_20_body">Não há.</text:p>
      <text:h text:style-name="P21" text:outline-level="1">Pós-Condições</text:h>
      <text:p text:style-name="Text_20_body">Não há.</text:p>
      <text:h text:style-name="P21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class="text" style:master-page-name="" style:default-outline-level="2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7 - Manter Formas de pagamen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7 - Manter Formas de pagament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1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6T21:51:18</dc:date>
    <meta:editing-cycles>56</meta:editing-cycles>
    <meta:editing-duration>PT02H14M40S</meta:editing-duration>
    <meta:generator>OpenOffice.org/3.0$Linux OpenOffice.org_project/300m15$Build-9379</meta:generator>
    <meta:document-statistic meta:table-count="1" meta:image-count="0" meta:object-count="0" meta:page-count="3" meta:paragraph-count="66" meta:word-count="615" meta:character-count="3544"/>
    <meta:user-defined meta:name="Informações 2"/>
    <meta:user-defined meta:name="Informações 3"/>
    <meta:user-defined meta:name="Informações 4"/>
    <meta:user-defined meta:name="ReqProMenus" meta:value-type="boolean">false</meta:user-defined>
  </office:meta>
</office:document-meta>
</file>